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63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ustomerName</text:p>
          </table:table-cell>
          <table:table-cell office:value-type="string" calcext:value-type="string">
            <text:p>Phone Number</text:p>
          </table:table-cell>
          <table:table-cell/>
        </table:table-row>
        <table:table-row table:style-name="ro1">
          <table:table-cell office:value-type="string" calcext:value-type="string">
            <text:p>SureshPrashanth</text:p>
          </table:table-cell>
          <table:table-cell office:value-type="float" office:value="9600031186" calcext:value-type="float">
            <text:p>9600031186</text:p>
          </table:table-cell>
          <table:table-cell/>
        </table:table-row>
        <table:table-row table:style-name="ro1">
          <table:table-cell office:value-type="string" calcext:value-type="string">
            <text:p>Roopika</text:p>
          </table:table-cell>
          <table:table-cell office:value-type="float" office:value="9962707980" calcext:value-type="float">
            <text:p>9962707980</text:p>
          </table:table-cell>
          <table:table-cell/>
        </table:table-row>
        <table:table-row table:style-name="ro1">
          <table:table-cell office:value-type="string" calcext:value-type="string">
            <text:p>Child1</text:p>
          </table:table-cell>
          <table:table-cell office:value-type="float" office:value="8870785465" calcext:value-type="float">
            <text:p>8870785465</text:p>
          </table:table-cell>
          <table:table-cell/>
        </table:table-row>
        <table:table-row table:style-name="ro1">
          <table:table-cell office:value-type="string" calcext:value-type="string">
            <text:p>Child2</text:p>
          </table:table-cell>
          <table:table-cell office:value-type="float" office:value="8870456585" calcext:value-type="float">
            <text:p>88704565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8:15:52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06:46:46.439000000</meta:creation-date>
    <dc:date>2021-09-20T08:16:07.046000000</dc:date>
    <meta:editing-duration>PT3M51S</meta:editing-duration>
    <meta:editing-cycles>3</meta:editing-cycles>
    <meta:generator>Neat_Office/6.2.8.2$Windows_x86 LibreOffice_project/</meta:generator>
    <meta:document-statistic meta:table-count="1" meta:cell-count="10" meta:object-count="0"/>
  </office:meta>
</office:document-meta>
</file>